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a1e3" officeooo:paragraph-rsid="0015a1e3"/>
    </style:style>
    <style:style style:name="P2" style:family="paragraph" style:parent-style-name="Standard">
      <style:text-properties officeooo:rsid="0015a1e3" officeooo:paragraph-rsid="0015a1e3"/>
    </style:style>
    <style:style style:name="P3" style:family="paragraph" style:parent-style-name="Standard">
      <style:text-properties officeooo:rsid="0016b96c" officeooo:paragraph-rsid="0016b96c"/>
    </style:style>
    <style:style style:name="T1" style:family="text">
      <style:text-properties officeooo:rsid="0016b9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1:</text:p>
      <text:p text:style-name="P1">I installed virtual box on linux and made a virtual server.</text:p>
      <text:p text:style-name="P1">My main machine was the host and the server was running on a host-only adapter network setting.</text:p>
      <text:p text:style-name="P1">This way it worked the best and both of the machines were on the same network.</text:p>
      <text:p text:style-name="P1"/>
      <text:p text:style-name="P1">The ansible folder and hosts file were already created in the etc.</text:p>
      <text:p text:style-name="P1">I added the following to the hosts file:</text:p>
      <text:p text:style-name="P1"/>
      <text:p text:style-name="P1">[server]</text:p>
      <text:p text:style-name="P1">192.168.56.101 ansible_port=2222 ansible_user=user</text:p>
      <text:p text:style-name="P1"/>
      <text:p text:style-name="P1"/>
      <text:p text:style-name="P1"/>
      <text:p text:style-name="P1">I had to install something like sshpass but the ansible command finally worked:</text:p>
      <text:p text:style-name="P1"/>
      <text:p text:style-name="P1">ansible server -m ping –ask-pass</text:p>
      <text:p text:style-name="P1"/>
      <text:p text:style-name="P1"><text:span text:style-name="T1">Output</text:span>:</text:p>
      <text:p text:style-name="P1">192.168.56.101 | SUCCESS =&gt; {</text:p>
      <text:p text:style-name="P1"><text:s text:c="4"/>"changed": false, </text:p>
      <text:p text:style-name="P1"><text:s text:c="4"/>"ping": "pong"</text:p>
      <text:p text:style-name="P1">}</text:p>
      <text:p text:style-name="P1"/>
      <text:p text:style-name="P1">I’ll upload the hosts file as well.</text:p>
      <text:p text:style-name="P1"/>
      <text:p text:style-name="P1"/>
      <text:p text:style-name="P3">The second command:</text:p>
      <text:p text:style-name="P3">ansible -m shell -a ’ps -a’ server –ask-pass</text:p>
      <text:p text:style-name="P3"/>
      <text:p text:style-name="P3">Output:</text:p>
      <text:p text:style-name="P3">192.168.56.101 | SUCCESS | rc=0 &gt;&gt;</text:p>
      <text:p text:style-name="P3"><text:s text:c="2"/>PID TTY <text:s text:c="9"/>TIME CMD</text:p>
      <text:p text:style-name="P3"><text:s/>1092 tty1 <text:s text:c="4"/>00:00:00 bash</text:p>
      <text:p text:style-name="P3"><text:s/>2041 pts/0 <text:s text:c="3"/>00:00:00 python</text:p>
      <text:p text:style-name="P3"><text:s/>2042 pts/0 <text:s text:c="3"/>00:00:00 python</text:p>
      <text:p text:style-name="P3"><text:s/>2043 pts/0 <text:s text:c="3"/>00:00:00 sh</text:p>
      <text:p text:style-name="P3"><text:s/>2044 pts/0 <text:s text:c="3"/>00:00:00 p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2:02:29.988481987</meta:creation-date>
    <dc:date>2019-09-11T15:06:50.790810325</dc:date>
    <meta:editing-duration>PT13M4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47" meta:character-count="895" meta:non-whitespace-character-count="733"/>
  </office:meta>
</office:document-meta>
</file>